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itle">
      <style:paragraph-properties fo:line-height="115%" fo:keep-together="always" fo:break-before="auto" fo:break-after="auto" fo:keep-with-next="always" style:writing-mode="lr-tb"/>
    </style:style>
    <style:style style:name="P2" style:family="paragraph" style:parent-style-name="Standard">
      <style:paragraph-properties fo:line-height="115%" fo:break-before="auto" fo:break-after="auto" style:writing-mode="lr-tb"/>
    </style:style>
    <style:style style:name="P3" style:family="paragraph" style:parent-style-name="Standard">
      <style:paragraph-properties fo:line-height="115%" fo:break-before="auto" fo:break-after="auto" style:writing-mode="lr-tb"/>
      <style:text-properties fo:color="#666666" style:font-name="Trebuchet MS" style:font-name-asian="Trebuchet MS" style:font-name-complex="Trebuchet MS"/>
    </style:style>
    <style:style style:name="P4" style:family="paragraph" style:parent-style-name="Standard">
      <style:paragraph-properties fo:line-height="115%" fo:break-before="page" style:writing-mode="lr-tb"/>
    </style:style>
    <style:style style:name="P5" style:family="paragraph" style:parent-style-name="Heading_20_1" style:master-page-name="Standard">
      <style:paragraph-properties fo:margin-top="0.139in" fo:margin-bottom="0in" style:contextual-spacing="false" fo:line-height="115%" fo:keep-together="always" style:page-number="auto" fo:break-before="auto" fo:break-after="auto" fo:keep-with-next="always" style:writing-mode="lr-tb"/>
    </style:style>
    <style:style style:name="P6" style:family="paragraph" style:parent-style-name="Heading_20_1">
      <style:paragraph-properties fo:margin-top="0.139in" fo:margin-bottom="0in" style:contextual-spacing="false" fo:line-height="115%" fo:keep-together="always" fo:break-before="auto" fo:break-after="auto" fo:keep-with-next="always" style:writing-mode="lr-tb"/>
    </style:style>
    <style:style style:name="P7" style:family="paragraph" style:parent-style-name="Heading_20_1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fo:color="#666666" fo:font-size="13pt" fo:font-style="italic" style:font-size-asian="13pt" style:font-style-asian="italic" style:font-size-complex="13pt" style:font-style-complex="italic"/>
    </style:style>
    <style:style style:name="P8" style:family="paragraph" style:parent-style-name="Heading_20_1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fo:color="#1155cc" style:font-name="Arial" fo:font-size="11pt" style:font-name-asian="Arial" style:font-size-asian="11pt" style:font-name-complex="Arial" style:font-size-complex="11pt"/>
    </style:style>
    <style:style style:name="P9" style:family="paragraph" style:parent-style-name="Heading_20_1">
      <style:paragraph-properties fo:line-height="115%" fo:keep-together="always" fo:break-before="auto" fo:break-after="auto" fo:keep-with-next="always" style:writing-mode="lr-tb"/>
    </style:style>
    <style:style style:name="P10" style:family="paragraph" style:parent-style-name="Heading_20_1">
      <style:paragraph-properties fo:line-height="115%" fo:keep-together="always" fo:break-before="auto" fo:break-after="auto" fo:keep-with-next="always" style:writing-mode="lr-tb"/>
      <style:text-properties fo:color="#1155cc" style:font-name="Arial" fo:font-size="11pt" style:font-name-asian="Arial" style:font-size-asian="11pt" style:font-name-complex="Arial" style:font-size-complex="11pt"/>
    </style:style>
    <style:style style:name="P11" style:family="paragraph" style:parent-style-name="Standard">
      <style:paragraph-properties fo:line-height="115%" style:writing-mode="lr-tb"/>
      <style:text-properties officeooo:paragraph-rsid="00186fcf"/>
    </style:style>
    <style:style style:name="P12" style:family="paragraph" style:parent-style-name="Standard"/>
    <style:style style:name="P13" style:family="paragraph" style:parent-style-name="Standard">
      <style:text-properties officeooo:rsid="00186fcf" officeooo:paragraph-rsid="00186fcf"/>
    </style:style>
    <style:style style:name="P14" style:family="paragraph" style:parent-style-name="Standard">
      <style:paragraph-properties fo:line-height="115%" fo:break-before="auto" fo:break-after="auto" style:writing-mode="lr-tb"/>
    </style:style>
    <style:style style:name="P15" style:family="paragraph" style:parent-style-name="Text_20_body"/>
    <style:style style:name="P16" style:family="paragraph" style:parent-style-name="Heading_20_3">
      <style:paragraph-properties fo:line-height="115%" fo:keep-together="always" fo:break-before="auto" fo:break-after="auto" fo:keep-with-next="always" style:writing-mode="lr-tb"/>
    </style:style>
    <style:style style:name="P17" style:family="paragraph" style:parent-style-name="Heading_20_4">
      <style:paragraph-properties fo:line-height="115%" fo:break-before="auto" fo:break-after="auto" style:writing-mode="lr-tb"/>
    </style:style>
    <style:style style:name="P18" style:family="paragraph" style:parent-style-name="Heading_20_4">
      <style:paragraph-properties fo:line-height="115%" fo:break-before="auto" fo:break-after="auto" style:writing-mode="lr-tb"/>
      <style:text-properties officeooo:paragraph-rsid="00186fcf"/>
    </style:style>
    <style:style style:name="T1" style:family="text"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2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color="#666666" style:font-name="Trebuchet MS" style:font-name-asian="Trebuchet MS" style:font-name-complex="Trebuchet MS"/>
    </style:style>
    <style:style style:name="T5" style:family="text">
      <style:text-properties fo:color="#0000ff" style:font-name="Courier New" fo:font-size="10pt" fo:font-weight="bold" fo:background-color="#ffffff" style:font-name-asian="Courier New" style:font-size-asian="10pt" style:font-weight-asian="bold" style:font-name-complex="Courier New" style:font-size-complex="10pt" style:font-weight-complex="bold"/>
    </style:style>
    <style:style style:name="T6" style:family="text">
      <style:text-properties style:font-name="Courier New" fo:font-size="10pt" fo:background-color="#ffffff" style:font-name-asian="Courier New" style:font-size-asian="10pt" style:font-name-complex="Courier New" style:font-size-complex="10pt"/>
    </style:style>
    <style:style style:name="T7" style:family="text">
      <style:text-properties fo:color="#ff00ff" style:font-name="Courier New" fo:font-size="10pt" fo:background-color="#ffffff" style:font-name-asian="Courier New" style:font-size-asian="10pt" style:font-name-complex="Courier New" style:font-size-complex="10pt"/>
    </style:style>
    <style:style style:name="T8" style:family="text">
      <style:text-properties fo:color="#000080" style:font-name="Courier New" fo:font-size="10pt" fo:font-weight="bold" fo:background-color="#ffffff" style:font-name-asian="Courier New" style:font-size-asian="10pt" style:font-weight-asian="bold" style:font-name-complex="Courier New" style:font-size-complex="10pt" style:font-weight-complex="bold"/>
    </style:style>
    <style:style style:name="T9" style:family="text">
      <style:text-properties fo:color="#808080" style:font-name="Courier New" fo:font-size="10pt" fo:background-color="#ffffff" style:font-name-asian="Courier New" style:font-size-asian="10pt" style:font-name-complex="Courier New" style:font-size-complex="10pt"/>
    </style:style>
    <style:style style:name="T10" style:family="text">
      <style:text-properties fo:color="#ff0000" style:font-name="Courier New" fo:font-size="10pt" fo:background-color="#ffffff" style:font-name-asian="Courier New" style:font-size-asian="10pt" style:font-name-complex="Courier New" style:font-size-complex="10pt"/>
    </style:style>
    <style:style style:name="T11" style:family="text">
      <style:text-properties officeooo:rsid="00186f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0"><text:bookmark text:name="h.jcek012p21dy"/></text:h>
      <text:h text:style-name="P6" text:outline-level="10"><text:bookmark text:name="h.f36mv9ehauyb"/></text:h>
      <text:h text:style-name="P6" text:outline-level="10"><text:bookmark text:name="h.y0sm8jgiwu7w"/></text:h>
      <text:h text:style-name="P6" text:outline-level="10"><text:bookmark text:name="h.scjypg5b9m2g"/></text:h>
      <text:p text:style-name="P1"><text:bookmark text:name="h.fwtsyl2ziy0z"/>Data Mining</text:p>
      <text:h text:style-name="P16" text:outline-level="10"><text:span text:style-name="T1">Versuch 5 Merkmalextraktion mit Nicht-Negativer Matrixfaktorisierung</text:span></text:h>
      <text:h text:style-name="P7" text:outline-level="10"/>
      <text:h text:style-name="P6" text:outline-level="10"><text:bookmark text:name="h.nh123oqk0kq5"/></text:h>
      <text:h text:style-name="P6" text:outline-level="10"><text:bookmark text:name="h.xk0xcll8cwne"/></text:h>
      <text:h text:style-name="P6" text:outline-level="10"><text:bookmark text:name="h.pk4a5c20eqye"/></text:h>
      <text:h text:style-name="P6" text:outline-level="10"><text:bookmark text:name="h.khap6e3et9ek"/></text:h>
      <text:h text:style-name="P10" text:outline-level="10">von</text:h>
      <text:h text:style-name="P9" text:outline-level="10"><text:span text:style-name="T2">Armin Schwarz (as219)</text:span></text:h>
      <text:h text:style-name="P9" text:outline-level="10"><text:span text:style-name="T2">Florian Tatzel (ft020)</text:span></text:h>
      <text:h text:style-name="P9" text:outline-level="10"><text:span text:style-name="T2">Marc Walter (mw136)</text:span></text:h>
      <text:h text:style-name="P8" text:outline-level="10"/>
      <text:h text:style-name="P6" text:outline-level="10"><text:bookmark text:name="h.nvb67rm5pezm"/></text:h>
      <text:h text:style-name="P6" text:outline-level="10"><text:bookmark text:name="h.as3fe16p8jne"/></text:h>
      <text:h text:style-name="P6" text:outline-level="10"><text:bookmark text:name="h.x274uy9qphyz"/></text:h>
      <text:h text:style-name="P6" text:outline-level="10"><text:bookmark text:name="h.r175omm58php"/></text:h>
      <text:h text:style-name="P6" text:outline-level="10"><text:bookmark text:name="h.hrp6tp27j1m8"/></text:h>
      <text:p text:style-name="P2">Das git Repository mit den Quellcodes findet sich unter<text:a xlink:type="simple" xlink:href="https://github.com/floriant/DataMining"> </text:a><text:a xlink:type="simple" xlink:href="https://github.com/floriant/DataMining">https</text:a><text:a xlink:type="simple" xlink:href="https://github.com/floriant/DataMining">://</text:a><text:a xlink:type="simple" xlink:href="https://github.com/floriant/DataMining">github</text:a><text:a xlink:type="simple" xlink:href="https://github.com/floriant/DataMining">.</text:a><text:a xlink:type="simple" xlink:href="https://github.com/floriant/DataMining">com</text:a><text:a xlink:type="simple" xlink:href="https://github.com/floriant/DataMining">/</text:a><text:a xlink:type="simple" xlink:href="https://github.com/floriant/DataMining">floriant</text:a><text:a xlink:type="simple" xlink:href="https://github.com/floriant/DataMining">/</text:a><text:a xlink:type="simple" xlink:href="https://github.com/floriant/DataMining">DataMining</text:a></text:p>
      <text:p text:style-name="P2">Alle Dateien zu diesem Versuch befinden sich im Unterordner Versuch_5.</text:p>
      <text:p text:style-name="P2"><text:soft-page-break/></text:p>
      <text:p text:style-name="P2"/>
      <text:h text:style-name="P17" text:outline-level="10"><text:bookmark text:name="h.u4ivfmcu652o"/>2.1 Binden Sie die Bibliothek feedparser ein. Übergeben Sie der Funktion feedparser.parse() die Elemente der angelegten Feed-Liste.</text:h>
      <text:h text:style-name="P17" text:outline-level="10"><text:bookmark text:name="h.4s12yz3eaqbz"/>Was für eine Datenstruktur liefert die Funktion zurück?</text:h>
      <text:p text:style-name="P2">Die Funktion parse() liefert ein Dictionary zurück. Hauptsächlich interessant ist dabei die Liste entries, die alle Einträge des RSS-Feeds enthält.</text:p>
      <text:h text:style-name="P17" text:outline-level="10"><text:bookmark text:name="h.nwurboe1uqan"/>Wie kann auf den Titel und die Beschreibung des RSS-Feeds zugegrien werden?</text:h>
      <text:p text:style-name="P2">Um auf den Titel und die Beschreibung eines Eintrags des RSS-Feeds zuzugreifen, kann entry.title und entry.description verwendet werden</text:p>
      <text:h text:style-name="P17" text:outline-level="10"><text:bookmark text:name="h.rwcuzefyqba5"/>Lassen Sie sich die Titel und Inhalte der aktuellen Artikel der von Ihnen ausgewählten Nachrichten-Feeds anzeigen.</text:h>
      <text:p text:style-name="P2">Ist implementiert in der Funktion scrape_feedlist() in der Unterfunktion download_feeds()</text:p>
      <text:p text:style-name="P2"/>
      <text:h text:style-name="P17" text:outline-level="10"><text:bookmark text:name="h.e2tnynz9nxq5"/>2.2.1 Erklären Sie den Ablauf und die Rückgabewerte der Funktionen stripHtml(h) und separatewords(text)</text:h>
      <text:p text:style-name="P3"/>
      <text:p text:style-name="P2"><text:span text:style-name="T4">stripHtml(h)</text:span></text:p>
      <text:p text:style-name="P2">Die Funktion erhält eine Zeichenkette mit HTML-Tags und liefert eine um diese Tags bereinigte Kopie der Zeichenkette zurück.</text:p>
      <text:p text:style-name="P2"/>
      <text:p text:style-name="P2"><text:span text:style-name="T5">def</text:span><text:span text:style-name="T6"> </text:span><text:span text:style-name="T7">stripHTML</text:span><text:span text:style-name="T8">(</text:span><text:span text:style-name="T6">h</text:span><text:span text:style-name="T8">):</text:span></text:p>
      <text:p text:style-name="P2"><text:span text:style-name="T6"><text:s text:c="2"/>p </text:span><text:span text:style-name="T8">=</text:span><text:span text:style-name="T6"> </text:span><text:span text:style-name="T9">''</text:span></text:p>
      <text:p text:style-name="P2"><text:span text:style-name="T6"><text:s text:c="2"/>s </text:span><text:span text:style-name="T8">=</text:span><text:span text:style-name="T6"> </text:span><text:span text:style-name="T10">0</text:span></text:p>
      <text:p text:style-name="P2"><text:span text:style-name="T6"><text:s text:c="2"/></text:span><text:span text:style-name="T5">for</text:span><text:span text:style-name="T6"> c </text:span><text:span text:style-name="T5">in</text:span><text:span text:style-name="T6"> h</text:span><text:span text:style-name="T8">:</text:span></text:p>
      <text:p text:style-name="P2"><text:span text:style-name="T6"><text:s text:c="4"/></text:span><text:span text:style-name="T5">if</text:span><text:span text:style-name="T6"> c </text:span><text:span text:style-name="T8">==</text:span><text:span text:style-name="T6"> </text:span><text:span text:style-name="T9">'&lt;'</text:span><text:span text:style-name="T8">:</text:span></text:p>
      <text:p text:style-name="P2"><text:span text:style-name="T6"><text:s text:c="6"/>s </text:span><text:span text:style-name="T8">=</text:span><text:span text:style-name="T6"> </text:span><text:span text:style-name="T10">1</text:span></text:p>
      <text:p text:style-name="P2"><text:span text:style-name="T6"><text:s text:c="4"/></text:span><text:span text:style-name="T5">elif</text:span><text:span text:style-name="T6"> c </text:span><text:span text:style-name="T8">==</text:span><text:span text:style-name="T6"> </text:span><text:span text:style-name="T9">'&gt;'</text:span><text:span text:style-name="T8">:</text:span></text:p>
      <text:p text:style-name="P2"><text:span text:style-name="T6"><text:s text:c="6"/>s </text:span><text:span text:style-name="T8">=</text:span><text:span text:style-name="T6"> </text:span><text:span text:style-name="T10">0</text:span></text:p>
      <text:p text:style-name="P2"><text:span text:style-name="T6"><text:s text:c="6"/>p </text:span><text:span text:style-name="T8">+=</text:span><text:span text:style-name="T6"> </text:span><text:span text:style-name="T9">' '</text:span></text:p>
      <text:p text:style-name="P2"><text:span text:style-name="T6"><text:s text:c="4"/></text:span><text:span text:style-name="T5">elif</text:span><text:span text:style-name="T6"> s </text:span><text:span text:style-name="T8">==</text:span><text:span text:style-name="T6"> </text:span><text:span text:style-name="T10">0</text:span><text:span text:style-name="T8">:</text:span></text:p>
      <text:p text:style-name="P2"><text:span text:style-name="T6"><text:s text:c="6"/>p </text:span><text:span text:style-name="T8">+=</text:span><text:span text:style-name="T6"> c</text:span></text:p>
      <text:p text:style-name="P2"><text:span text:style-name="T6"><text:s text:c="2"/></text:span><text:span text:style-name="T5">return</text:span><text:span text:style-name="T6"> p</text:span></text:p>
      <text:p text:style-name="P3"/>
      <text:p text:style-name="P2">Die Funktion iteriert über jedes Zeichen c einer übergebenen Zeichenkette h.</text:p>
      <text:p text:style-name="P2">Die Variable s wird dafür benutzt um festzustellen, ob der aktuelle Buchstabe zwischen ‘&lt;’ und ‘&gt;’ liegt, oder außerhalb. Wenn das Zeichen ‘&lt;’ eingelesen wird, wird s auf 1 gesetzt und alle nun folgenden Zeichen werden ignoriert, bis ein ‘&gt;’ gefunden wird. Dann wird der Wert wieder auf 0 gesetzt und alle folgenden Zeichen (bis zum nächsten ‘&lt;’) werden zur Zeichenkette p hinzugefügt, die dann zurückgegeben wird.</text:p>
      <text:p text:style-name="P2"/>
      <text:p text:style-name="P2"/>
      <text:p text:style-name="P4"><text:span text:style-name="T4">separatewords(text)</text:span></text:p>
      <text:p text:style-name="P2">Dieser Funktion wird eine Zeichenkette text bestehend aus durch verschiedene Trennzeichen separierte Wörter übergeben. Zurückgegeben wird eine Liste aus Zeichenketten, wobei jede Zeichenkette ein Wort ist.</text:p>
      <text:p text:style-name="P2"/>
      <text:p text:style-name="P2"><text:span text:style-name="T5">def</text:span><text:span text:style-name="T6"> </text:span><text:span text:style-name="T7">separatewords</text:span><text:span text:style-name="T8">(</text:span><text:span text:style-name="T6">text</text:span><text:span text:style-name="T8">)</text:span><text:span text:style-name="T6"> </text:span><text:span text:style-name="T8">:</text:span></text:p>
      <text:p text:style-name="P2"><text:span text:style-name="T6"><text:s text:c="2"/>splitter</text:span><text:span text:style-name="T8">=</text:span><text:span text:style-name="T6">re</text:span><text:span text:style-name="T8">.</text:span><text:span text:style-name="T6">compile</text:span><text:span text:style-name="T8">(</text:span><text:span text:style-name="T9">'\\W*'</text:span><text:span text:style-name="T8">)</text:span></text:p>
      <text:p text:style-name="P2"><text:span text:style-name="T6"><text:s text:c="2"/></text:span><text:span text:style-name="T5">return</text:span><text:span text:style-name="T6"> </text:span><text:span text:style-name="T8">[</text:span><text:span text:style-name="T6"> s</text:span><text:span text:style-name="T8">.</text:span><text:span text:style-name="T6">lower</text:span><text:span text:style-name="T8">()</text:span><text:span text:style-name="T6"> </text:span><text:span text:style-name="T5">for</text:span><text:span text:style-name="T6"> s </text:span><text:span text:style-name="T5">in</text:span><text:span text:style-name="T6"> splitter</text:span><text:span text:style-name="T8">.</text:span><text:span text:style-name="T6">split</text:span><text:span text:style-name="T8">(</text:span><text:span text:style-name="T6">text</text:span><text:span text:style-name="T8">)</text:span><text:span text:style-name="T6"> </text:span><text:span text:style-name="T5">if</text:span><text:span text:style-name="T6"> len</text:span><text:span text:style-name="T8">(</text:span><text:span text:style-name="T6">s</text:span><text:span text:style-name="T8">)&gt;</text:span><text:span text:style-name="T10">4</text:span><text:span text:style-name="T6"> </text:span><text:span text:style-name="T5">and</text:span><text:span text:style-name="T6"> s </text:span><text:span text:style-name="T5">not</text:span><text:span text:style-name="T6"> </text:span><text:span text:style-name="T5">in</text:span><text:span text:style-name="T6"> sw </text:span><text:span text:style-name="T8">]</text:span></text:p>
      <text:p text:style-name="P2"/>
      <text:p text:style-name="P2">Um dies zu Erreichen wird zuerst ein Regulärer Ausdruck kompiliert, der alle Nicht-alphanumerischen Zeichen (ausgenommen ‘_’) erkennt. Dieser Ausdruck wird dazu verwendet, die Wörterkette zu trennen. <text:line-break/>Durch die Verwendung des Regulären Ausrucks entfällt die Notwendigkeit, verschiedenste Satz- oder Trennzeichen gesondert zu betrachten oder durch ein bestimmtes Trennzeichen, zum Beispiel ein Leerzeichen, zu ersetzen.</text:p>
      <text:p text:style-name="P2"/>
      <text:p text:style-name="P2">Die Rückgabeliste selbst wird durch eine List Comprehension erzeugt:</text:p>
      <text:p text:style-name="P2">Hierbei wird jedes Wort s aus der Liste aller Wörter, die durch Aufteilen der Übergebenen Zeichenkette an allen Trennzeichen gebildet wird, geprüft: Wenn dieses Wort mehr als vier Zeichen enthält und nicht in der Liste der Stopfworte existiert, wird es der Rückgabe-Liste hinzugefügt.</text:p>
      <text:p text:style-name="P2">Die Liste der Stopfworte entstammt der Bibliothek nltk.corpus.</text:p>
      <text:p text:style-name="P2"/>
      <text:h text:style-name="P18" text:outline-level="10">2.<text:span text:style-name="T11">2.2</text:span> <text:span text:style-name="T11">Implementation der Funktion makematrix</text:span></text:h>
      <text:h text:style-name="Text_20_body" text:outline-level="10"/>
      <text:h text:style-name="Standard" text:outline-level="10">Die Funktion makematrix erhält als Input zwei Python Dictionarys, allwords und articlewords.</text:h>
      <text:h text:style-name="Standard" text:outline-level="10">Um eine spätere Rekonstruktion des Kontextes aus der sich die Article/Word Matrix bildet herstellen zu können wird das Ergebniss stattdessen jeweils als Dictionary in eine Globale Variable geschrieben. <text:span text:style-name="T11">Diese muss dann entsprechend in eine Liste oder Matrix für die weitere Verwendung konvertiert werden.</text:span></text:h>
      <text:h text:style-name="Standard" text:outline-level="10"/>
      <text:h text:style-name="P13" text:outline-level="10">Die Textdatei mit der Article/Word Matrix findet sich unter Versuch_5/res/awMatrix.txt .</text:h>
      <text:h text:style-name="P13" text:outline-level="10"/>
      <text:h text:style-name="P13" text:outline-level="10">Der Programmcode ist entsprechend Dokumentiert.</text:h>
      <text:p text:style-name="P11"/>
      <text:h text:style-name="P17" text:outline-level="10"><text:bookmark text:name="h.p1fxtm2mwant"/>2.3 In welchen Artikeln sind welche Merkmale (Feature) stark vertreten?</text:h>
      <text:p text:style-name="P2"/>
      <text:p text:style-name="P2">Feature 0: </text:p>
      <text:p text:style-name="P2">Most important words:</text:p>
      <text:p text:style-name="P2">media, record, would, return, spent, depressed</text:p>
      <text:p text:style-name="P2">Most important articles:</text:p>
      <text:p text:style-name="P2"><text:s text:c="2"/>Power workers strike despite ruling,</text:p>
      <text:p text:style-name="P2"><text:s text:c="2"/>Engineering strike hits South Africa,</text:p>
      <text:p text:style-name="P2"><text:soft-page-break/><text:s text:c="2"/>France country profile</text:p>
      <text:p text:style-name="P2">----------------------------------------------------------------</text:p>
      <text:p text:style-name="P2">Feature 5: </text:p>
      <text:p text:style-name="P2">Most important words:</text:p>
      <text:p text:style-name="P2">house, visits, diplomat, since, fellow, corruption</text:p>
      <text:p text:style-name="P2">Most important articles:</text:p>
      <text:p text:style-name="P2"><text:s text:c="2"/>Sarkozy 'shocked' by allegations,</text:p>
      <text:p text:style-name="P2"><text:s text:c="2"/>Sarkozy questioned by police,</text:p>
      <text:p text:style-name="P2"><text:s text:c="2"/>VIDEO: Sarkozy placed under investigation</text:p>
      <text:p text:style-name="P2">----------------------------------------------------------------</text:p>
      <text:p text:style-name="P2">Feature 8: </text:p>
      <text:p text:style-name="P2">Most important words:</text:p>
      <text:p text:style-name="P2">involved, china, southern, cancer, rockets, territory</text:p>
      <text:p text:style-name="P2">Most important articles:</text:p>
      <text:p text:style-name="P2"><text:s text:c="2"/>Japanese woman abducted by North Korea an icon, but South Korean husband forgotten,</text:p>
      <text:p text:style-name="P2"><text:s text:c="2"/>China's Xi visits South Korea as ties strengthen, wary eye on the North,</text:p>
      <text:p text:style-name="P2"><text:s text:c="2"/>North Korea's economy 'grows 1.1%'</text:p>
      <text:p text:style-name="P2">----------------------------------------------------------------</text:p>
      <text:p text:style-name="P2">Feature 10: </text:p>
      <text:p text:style-name="P2">Most important words:</text:p>
      <text:p text:style-name="P2">ireland, thursday, japan, first, cashless, close</text:p>
      <text:p text:style-name="P2">Most important articles:</text:p>
      <text:p text:style-name="P2"><text:s text:c="2"/>Brazil land investors lose millions,</text:p>
      <text:p text:style-name="P2"><text:s text:c="2"/>Brazil 2014: The ones to watch,</text:p>
      <text:p text:style-name="P2"><text:s text:c="2"/>Favelas show hidden side of Brazil</text:p>
      <text:p text:style-name="P2">----------------------------------------------------------------</text:p>
      <text:p text:style-name="P2">Feature 11: </text:p>
      <text:p text:style-name="P2">Most important words:</text:p>
      <text:p text:style-name="P2">retailer, investors, largest, founder, soccer, suspected</text:p>
      <text:p text:style-name="P2">Most important articles:</text:p>
      <text:p text:style-name="P2"><text:s text:c="2"/>India summons U.S. diplomat over report of NSA spying,</text:p>
      <text:p text:style-name="P2"><text:s text:c="2"/>India summons U.S. diplomat,</text:p>
      <text:p text:style-name="P2"><text:s text:c="2"/>India to U.S.: Let's talk NSA spying</text:p>
      <text:p text:style-name="P2">----------------------------------------------------------------</text:p>
      <text:p text:style-name="P2">Feature 12: </text:p>
      <text:p text:style-name="P2">Most important words:</text:p>
      <text:p text:style-name="P2">share, ceasefire, sanctions, france, court, nation</text:p>
      <text:p text:style-name="P2">Most important articles:</text:p>
      <text:p text:style-name="P2"><text:s text:c="2"/>China urges U.S. to be more objective ahead of key meeting,</text:p>
      <text:p text:style-name="P2"><text:s text:c="2"/>China cites Japan wartime 'confessions' in propaganda push,</text:p>
      <text:p text:style-name="P2"><text:s text:c="2"/>Top China aides ousted from Party</text:p>
      <text:p text:style-name="P2">----------------------------------------------------------------</text:p>
      <text:p text:style-name="P2">Feature 13: </text:p>
      <text:p text:style-name="P2">Most important words:</text:p>
      <text:p text:style-name="P2">early, record, would, customers, depressed, doctors</text:p>
      <text:p text:style-name="P2">Most important articles:</text:p>
      <text:p text:style-name="P2"><text:soft-page-break/><text:s text:c="2"/>Nagorno-Karabakh profile,</text:p>
      <text:p text:style-name="P2"><text:s text:c="2"/>Karachay-Cherkessia profile,</text:p>
      <text:p text:style-name="P2"><text:s text:c="2"/>Germany country profile</text:p>
      <text:p text:style-name="P2"/>
      <text:p text:style-name="P2"/>
      <text:p text:style-name="P2"/>
      <text:p text:style-name="P2">Merkmale können eine Thema erfassen und sind deshalb in Artikeln zum selben Thema stark vertreten.</text:p>
      <text:p text:style-name="P2">Merkmale können aber auch einen Typ von Artikel beschreiben. Hier “Overview” und “Country profile” die sich ebenfalls stark ähneln.</text:p>
      <text:p text:style-name="P2"/>
      <text:h text:style-name="P17" text:outline-level="10"><text:bookmark text:name="h.bg73mg6ve6f1"/>Wie lassen sich die insgesamt m Merkmale beschreiben, so dass aus dieser Merkmalsbeschreibung klar wird, welches Thema den Artikeln, in denen das Merkmal stark vertreten ist, behandelt wird?</text:h>
      <text:p text:style-name="P2"/>
      <text:p text:style-name="P2">Ein Merkmal m lässt sich durch eine Menge der wichtigsten Wörter für das jeweilige Merkmal beschreiben. <text:line-break/>Hierfür müssen nur die Worte nach ihrer Gewichtung in H sortiert werden. Zur Übersichtlichkeit wählt man eine Obergrenze, hier N=6 Worte, die das Merkmal beschreiben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410m0$Build-2</meta:generator>
    <dc:title/>
    <meta:initial-creator/>
    <dc:creator>Painut </dc:creator>
    <meta:editing-cycles>2</meta:editing-cycles>
    <dc:date>2014-07-03T13:53:24.629153077</dc:date>
    <meta:editing-duration>P0D</meta:editing-duration>
    <meta:document-statistic meta:table-count="0" meta:image-count="0" meta:object-count="0" meta:page-count="5" meta:paragraph-count="106" meta:word-count="866" meta:character-count="6470" meta:non-whitespace-character-count="5611"/>
  </office:meta>
</office:document-meta>
</file>